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6000001DAF7FF1E7465FBB49C.png" manifest:media-type="image/png"/>
  <manifest:file-entry manifest:full-path="Pictures/10000201000003750000035C3A01FA675E880555.png" manifest:media-type="image/png"/>
  <manifest:file-entry manifest:full-path="Pictures/100002010000036F0000030B5A448D90E38D1E17.png" manifest:media-type="image/png"/>
  <manifest:file-entry manifest:full-path="Pictures/100002010000037E000000AA77A148755C534E65.png" manifest:media-type="image/png"/>
  <manifest:file-entry manifest:full-path="Pictures/1000020100000378000003479016E1D42ADA15C9.png" manifest:media-type="image/png"/>
  <manifest:file-entry manifest:full-path="Pictures/10000201000003740000035384FC9E9FE7F19F4B.png" manifest:media-type="image/png"/>
  <manifest:file-entry manifest:full-path="Pictures/100002010000037B00000243C9788E478E0B11AE.png" manifest:media-type="image/png"/>
  <manifest:file-entry manifest:full-path="Pictures/1000020100000384000002E249B43AFC9D3FFF75.png" manifest:media-type="image/png"/>
  <manifest:file-entry manifest:full-path="Pictures/1000020100000382000002166DC16444E0CC32F4.png" manifest:media-type="image/png"/>
  <manifest:file-entry manifest:full-path="Pictures/100002010000038600000218E29832A498E38EF2.png" manifest:media-type="image/png"/>
  <manifest:file-entry manifest:full-path="Pictures/100002010000038C000001EE981A1A44AE4FB5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023cm" svg:height="13.069cm" svg:x="2.032cm" svg:y="1.342cm">
          <draw:image xlink:href="Pictures/100002010000038C000001EE981A1A44AE4FB5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3.759cm" svg:height="14.128cm" svg:x="2.164cm" svg:y="0.813cm">
          <draw:image xlink:href="Pictures/1000020100000382000002166DC16444E0CC32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19.206cm" svg:height="15.749cm" svg:x="4.441cm" svg:y="0.002cm">
          <draw:image xlink:href="Pictures/1000020100000384000002E249B43AFC9D3FFF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23.573cm" svg:height="15.318cm" svg:x="2.257cm" svg:y="0.218cm">
          <draw:image xlink:href="Pictures/100002010000037B00000243C9788E478E0B11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16.359cm" svg:height="15.749cm" svg:x="5.864cm" svg:y="0.002cm">
          <draw:image xlink:href="Pictures/10000201000003740000035384FC9E9FE7F19F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23.653cm" svg:height="4.497cm" svg:x="2.217cm" svg:y="5.628cm">
          <draw:image xlink:href="Pictures/100002010000037E000000AA77A148755C534E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23.864cm" svg:height="14.181cm" svg:x="2.112cm" svg:y="0.786cm">
          <draw:image xlink:href="Pictures/100002010000038600000218E29832A498E38E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1" draw:layer="layout" svg:width="16.668cm" svg:height="15.749cm" svg:x="5.71cm" svg:y="0.002cm">
          <draw:image xlink:href="Pictures/1000020100000378000003479016E1D42ADA15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1" draw:layer="layout" svg:width="16.207cm" svg:height="15.749cm" svg:x="5.94cm" svg:y="0.002cm">
          <draw:image xlink:href="Pictures/10000201000003750000035C3A01FA675E8805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" draw:text-style-name="P1" draw:layer="layout" svg:width="23.441cm" svg:height="12.54cm" svg:x="2.323cm" svg:y="1.607cm">
          <draw:image xlink:href="Pictures/1000020100000376000001DAF7FF1E7465FBB49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1" draw:layer="layout" svg:width="17.77cm" svg:height="15.749cm" svg:x="5.159cm" svg:y="0.002cm">
          <draw:image xlink:href="Pictures/100002010000036F0000030B5A448D90E38D1E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7:11:42.196662809</meta:creation-date>
    <dc:date>2022-07-14T17:25:44.578893649</dc:date>
    <meta:editing-duration>PT3M32S</meta:editing-duration>
    <meta:editing-cycles>1</meta:editing-cycles>
    <meta:document-statistic meta:object-count="54"/>
    <meta:generator>LibreOffice/6.4.7.2$Linux_X86_64 LibreOffice_project/40$Build-2</meta:generator>
  </office:meta>
</office:document-meta>
</file>